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23665" officeooo:paragraph-rsid="00023665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rsid="0003788a" officeooo:paragraph-rsid="0003788a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03788a" officeooo:paragraph-rsid="0003788a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20pt" officeooo:rsid="00023665" officeooo:paragraph-rsid="00023665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ower Défense</text:p>
      <text:p text:style-name="P1"/>
      <text:p text:style-name="P3">Tours : </text:p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30T13:00:22.983000000</meta:creation-date>
    <dc:date>2024-04-30T14:10:15.100000000</dc:date>
    <meta:editing-duration>PT1H9M53S</meta:editing-duration>
    <meta:editing-cycles>2</meta:editing-cycles>
    <meta:generator>LibreOffice/7.2.6.2$Windows_X86_64 LibreOffice_project/b0ec3a565991f7569a5a7f5d24fed7f52653d754</meta:generator>
    <meta:document-statistic meta:table-count="0" meta:image-count="0" meta:object-count="0" meta:page-count="1" meta:paragraph-count="2" meta:word-count="4" meta:character-count="21" meta:non-whitespace-character-count="18"/>
  </office:meta>
</office:document-meta>
</file>